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P2" style:family="paragraph" style:parent-style-name="Standard">
      <style:text-properties officeooo:paragraph-rsid="002640b2"/>
    </style:style>
    <style:style style:name="P3" style:family="paragraph" style:parent-style-name="Standard">
      <style:text-properties fo:font-weight="normal" officeooo:paragraph-rsid="002881c4" style:font-weight-asian="normal" style:font-weight-complex="normal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Linux command</text:p>
      <text:p text:style-name="Standard"/>
      <text:p text:style-name="Standard">// remove all files in the directory</text:p>
      <text:p text:style-name="Standard">jerome@master:~/LFD259/SOLUTIONS/s_05/try/secret/toDelete$ for file in $(ls)</text:p>
      <text:p text:style-name="Standard">&gt; do</text:p>
      <text:p text:style-name="Standard">&gt; rm $file</text:p>
      <text:p text:style-name="Standard">&gt; done</text:p>
      <text:p text:style-name="Standard"/>
      <text:p text:style-name="Standard">// </text:p>
      <text:p text:style-name="P1">student@master: ̃$ for name in try1-9869bdb88-2wfnr try1-9869bdb88-6bknl \</text:p>
      <text:p text:style-name="P1">&gt; try1-9869bdb88-786v8 try1-9869bdb88-gmvs4 try1-9869bdb88-lfvlx</text:p>
      <text:p text:style-name="P1">&gt; do</text:p>
      <text:p text:style-name="P1">&gt; kubectl exec $name -- touch /tmp/healthy</text:p>
      <text:p text:style-name="P1">&gt; done</text:p>
      <text:p text:style-name="Standard"/>
      <text:p text:style-name="Standard"/>
      <text:p text:style-name="Standard">//</text:p>
      <text:p text:style-name="P1">student@master: ̃$ for name in $(kubectl get pod -l app=try1 -o name)</text:p>
      <text:p text:style-name="P1">&gt; do</text:p>
      <text:p text:style-name="P1">&gt; kubectl exec $name -c simpleapp -- touch /tmp/healthy</text:p>
      <text:p text:style-name="P1">&gt; done</text:p>
      <text:p text:style-name="Standard"/>
      <text:p text:style-name="Standard"/>
      <text:p text:style-name="Standard">// this one should be good.</text:p>
      <text:p text:style-name="P2">jerome@master:~/LFD259/SOLUTIONS/s_05/lab$ for file in $($k get po -l app=try1 -o name); do </text:p>
      <text:p text:style-name="P2">&gt;$k exec -c simpleapp -it $file -- /bin/bash -c "touch /etc/cars"</text:p>
      <text:p text:style-name="P2">&gt;done</text:p>
      <text:p text:style-name="P2"/>
      <text:p text:style-name="P2">// one specifique to k8s</text:p>
      <text:p text:style-name="P3"><text:span text:style-name="T3">$k </text:span>exec -c simpleapp -it pod/try1-7f77d759f-n25ms -- /bin/bash -c "find / -name cars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6:50:41.510106101</meta:creation-date>
    <meta:generator>LibreOffice/7.1.0.3$Linux_X86_64 LibreOffice_project/10$Build-3</meta:generator>
    <dc:date>2021-03-04T15:51:21.208284684</dc:date>
    <meta:editing-duration>PT37M8S</meta:editing-duration>
    <meta:editing-cycles>6</meta:editing-cycles>
    <meta:document-statistic meta:table-count="0" meta:image-count="0" meta:object-count="0" meta:page-count="1" meta:paragraph-count="23" meta:word-count="121" meta:character-count="777" meta:non-whitespace-character-count="674"/>
  </office:meta>
</office:document-meta>
</file>